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1"/>
        <table:table-column table:style-name="co1" table:number-columns-repeated="3" table:default-cell-style-name="Default"/>
        <table:table-row table:style-name="ro1">
          <table:table-cell table:style-name="ce1"/>
          <table:table-cell table:style-name="Default"/>
          <table:table-cell table:style-name="ce2" office:value-type="string" calcext:value-type="string">
            <text:p>M=1</text:p>
          </table:table-cell>
          <table:table-cell table:style-name="ce2" office:value-type="string" calcext:value-type="string">
            <text:p>M=2</text:p>
          </table:table-cell>
          <table:table-cell table:style-name="ce2" office:value-type="string" calcext:value-type="string">
            <text:p>M=3</text:p>
          </table:table-cell>
          <table:table-cell table:style-name="ce2" office:value-type="string" calcext:value-type="string">
            <text:p>M=4</text:p>
          </table:table-cell>
          <table:table-cell table:style-name="ce4" office:value-type="string" calcext:value-type="string">
            <text:p>Promedio</text:p>
          </table:table-cell>
          <table:table-cell/>
          <table:table-cell office:value-type="string" calcext:value-type="string">
            <text:p>int emin =1500 ; int emax = 1590;</text:p>
          </table:table-cell>
        </table:table-row>
        <table:table-row table:style-name="ro1">
          <table:table-cell table:style-name="ce2" office:value-type="string" calcext:value-type="string">
            <text:p>n=1</text:p>
          </table:table-cell>
          <table:table-cell office:value-type="string" calcext:value-type="string">
            <text:p># eventos</text:p>
          </table:table-cell>
          <table:table-cell office:value-type="float" office:value="253" calcext:value-type="float">
            <text:p>253</text:p>
          </table:table-cell>
          <table:table-cell office:value-type="float" office:value="129" calcext:value-type="float">
            <text:p>129</text:p>
          </table:table-cell>
          <table:table-cell office:value-type="float" office:value="82" calcext:value-type="float">
            <text:p>82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minePix =0;</text:p>
          </table:table-cell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30186" calcext:value-type="float">
            <text:p>0.130186</text:p>
          </table:table-cell>
          <table:table-cell office:value-type="float" office:value="0.127361" calcext:value-type="float">
            <text:p>0.127361</text:p>
          </table:table-cell>
          <table:table-cell office:value-type="float" office:value="0.140455" calcext:value-type="float">
            <text:p>0.140455</text:p>
          </table:table-cell>
          <table:table-cell office:value-type="float" office:value="0.126797" calcext:value-type="float">
            <text:p>0.126797</text:p>
          </table:table-cell>
          <table:table-cell table:formula="of:=AVERAGE([.F3];[.E3];[.D3];[.C3])" office:value-type="float" office:value="0.13119975" calcext:value-type="float">
            <text:p>0.13119975</text:p>
          </table:table-cell>
          <table:table-cell/>
          <table:table-cell office:value-type="string" calcext:value-type="string">
            <text:p>without fit</text:p>
          </table:table-cell>
        </table:table-row>
        <table:table-row table:style-name="ro1">
          <table:table-cell table:style-name="ce2" office:value-type="string" calcext:value-type="string">
            <text:p>n=2</text:p>
          </table:table-cell>
          <table:table-cell office:value-type="string" calcext:value-type="string">
            <text:p># eventos</text:p>
          </table:table-cell>
          <table:table-cell office:value-type="float" office:value="238" calcext:value-type="float">
            <text:p>238</text:p>
          </table:table-cell>
          <table:table-cell office:value-type="float" office:value="115" calcext:value-type="float">
            <text:p>115</text:p>
          </table:table-cell>
          <table:table-cell office:value-type="float" office:value="79" calcext:value-type="float">
            <text:p>79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string" calcext:value-type="string">
            <text:p>if (yBary&gt;5 &amp;&amp; yBary&lt;45)</text:p>
          </table:table-cell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33506" calcext:value-type="float">
            <text:p>0.133506</text:p>
          </table:table-cell>
          <table:table-cell office:value-type="float" office:value="0.136085" calcext:value-type="float">
            <text:p>0.136085</text:p>
          </table:table-cell>
          <table:table-cell office:value-type="float" office:value="0.14395" calcext:value-type="float">
            <text:p>0.14395</text:p>
          </table:table-cell>
          <table:table-cell office:value-type="float" office:value="0.12783" calcext:value-type="float">
            <text:p>0.12783</text:p>
          </table:table-cell>
          <table:table-cell table:formula="of:=AVERAGE([.F5];[.E5];[.D5];[.C5])" office:value-type="float" office:value="0.13534275" calcext:value-type="float">
            <text:p>0.135342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3</text:p>
          </table:table-cell>
          <table:table-cell office:value-type="string" calcext:value-type="string">
            <text:p># eventos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39279" calcext:value-type="float">
            <text:p>0.139279</text:p>
          </table:table-cell>
          <table:table-cell office:value-type="float" office:value="0.131732" calcext:value-type="float">
            <text:p>0.131732</text:p>
          </table:table-cell>
          <table:table-cell office:value-type="float" office:value="0.114169" calcext:value-type="float">
            <text:p>0.114169</text:p>
          </table:table-cell>
          <table:table-cell office:value-type="float" office:value="0.150443" calcext:value-type="float">
            <text:p>0.150443</text:p>
          </table:table-cell>
          <table:table-cell table:formula="of:=AVERAGE([.F7];[.E7];[.D7];[.C7])" office:value-type="float" office:value="0.13390575" calcext:value-type="float">
            <text:p>0.1339057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office:value-type="string" calcext:value-type="string">
            <text:p># eventos</text:p>
          </table:table-cell>
          <table:table-cell office:value-type="float" office:value="179" calcext:value-type="float">
            <text:p>179</text:p>
          </table:table-cell>
          <table:table-cell office:value-type="float" office:value="91" calcext:value-type="float">
            <text:p>91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fano</text:p>
          </table:table-cell>
          <table:table-cell office:value-type="float" office:value="0.128124" calcext:value-type="float">
            <text:p>0.128124</text:p>
          </table:table-cell>
          <table:table-cell office:value-type="float" office:value="0.143614" calcext:value-type="float">
            <text:p>0.143614</text:p>
          </table:table-cell>
          <table:table-cell office:value-type="float" office:value="0.125117" calcext:value-type="float">
            <text:p>0.125117</text:p>
          </table:table-cell>
          <table:table-cell office:value-type="float" office:value="0.141126" calcext:value-type="float">
            <text:p>0.141126</text:p>
          </table:table-cell>
          <table:table-cell table:formula="of:=AVERAGE([.F9];[.E9];[.D9];[.C9])" office:value-type="float" office:value="0.13449525" calcext:value-type="float">
            <text:p>0.13449525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table:style-name="ce1"/>
          <table:table-cell table:style-name="Default"/>
          <table:table-cell table:style-name="ce2" office:value-type="string" calcext:value-type="string">
            <text:p>M=1</text:p>
          </table:table-cell>
          <table:table-cell table:style-name="ce2" office:value-type="string" calcext:value-type="string">
            <text:p>M=2</text:p>
          </table:table-cell>
          <table:table-cell table:style-name="ce2" office:value-type="string" calcext:value-type="string">
            <text:p>M=3</text:p>
          </table:table-cell>
          <table:table-cell table:style-name="ce2" office:value-type="string" calcext:value-type="string">
            <text:p>M=4</text:p>
          </table:table-cell>
          <table:table-cell table:style-name="ce4" office:value-type="string" calcext:value-type="string">
            <text:p>Promedio</text:p>
          </table:table-cell>
          <table:table-cell/>
          <table:table-cell office:value-type="string" calcext:value-type="string">
            <text:p>int emin =1500 ; int emax = 1590;</text:p>
          </table:table-cell>
        </table:table-row>
        <table:table-row table:style-name="ro1">
          <table:table-cell table:style-name="ce2" office:value-type="string" calcext:value-type="string">
            <text:p>n=1</text:p>
          </table:table-cell>
          <table:table-cell office:value-type="string" calcext:value-type="string">
            <text:p># eventos</text:p>
          </table:table-cell>
          <table:table-cell office:value-type="float" office:value="302" calcext:value-type="float">
            <text:p>302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string" calcext:value-type="string">
            <text:p>minePix =0;</text:p>
          </table:table-cell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22721" calcext:value-type="float">
            <text:p>0.122721</text:p>
          </table:table-cell>
          <table:table-cell office:value-type="float" office:value="0.120903" calcext:value-type="float">
            <text:p>0.120903</text:p>
          </table:table-cell>
          <table:table-cell office:value-type="float" office:value="0.134308" calcext:value-type="float">
            <text:p>0.134308</text:p>
          </table:table-cell>
          <table:table-cell office:value-type="float" office:value="0.118274" calcext:value-type="float">
            <text:p>0.118274</text:p>
          </table:table-cell>
          <table:table-cell table:formula="of:=AVERAGE([.F15];[.E15];[.D15];[.C15])" office:value-type="float" office:value="0.1240515" calcext:value-type="float">
            <text:p>0.1240515</text:p>
          </table:table-cell>
          <table:table-cell/>
          <table:table-cell office:value-type="string" calcext:value-type="string">
            <text:p>without fit</text:p>
          </table:table-cell>
        </table:table-row>
        <table:table-row table:style-name="ro1">
          <table:table-cell table:style-name="ce2" office:value-type="string" calcext:value-type="string">
            <text:p>n=2</text:p>
          </table:table-cell>
          <table:table-cell office:value-type="string" calcext:value-type="string">
            <text:p># eventos</text:p>
          </table:table-cell>
          <table:table-cell office:value-type="float" office:value="262" calcext:value-type="float">
            <text:p>262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string" calcext:value-type="string">
            <text:p>if (yBary&gt;2 &amp;&amp; yBary&lt;47)</text:p>
          </table:table-cell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54325" calcext:value-type="float">
            <text:p>0.154325</text:p>
          </table:table-cell>
          <table:table-cell office:value-type="float" office:value="0.160079" calcext:value-type="float">
            <text:p>0.160079</text:p>
          </table:table-cell>
          <table:table-cell office:value-type="float" office:value="0.178183" calcext:value-type="float">
            <text:p>0.178183</text:p>
          </table:table-cell>
          <table:table-cell office:value-type="float" office:value="0.170909" calcext:value-type="float">
            <text:p>0.170909</text:p>
          </table:table-cell>
          <table:table-cell table:formula="of:=AVERAGE([.F17];[.E17];[.D17];[.C17])" office:value-type="float" office:value="0.165874" calcext:value-type="float">
            <text:p>0.165874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3</text:p>
          </table:table-cell>
          <table:table-cell office:value-type="string" calcext:value-type="string">
            <text:p># eventos</text:p>
          </table:table-cell>
          <table:table-cell office:value-type="float" office:value="240" calcext:value-type="float">
            <text:p>240</text:p>
          </table:table-cell>
          <table:table-cell office:value-type="float" office:value="117" calcext:value-type="float">
            <text:p>117</text:p>
          </table:table-cell>
          <table:table-cell office:value-type="float" office:value="83" calcext:value-type="float">
            <text:p>83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ano</text:p>
          </table:table-cell>
          <table:table-cell office:value-type="float" office:value="0.137305" calcext:value-type="float">
            <text:p>0.137305</text:p>
          </table:table-cell>
          <table:table-cell office:value-type="float" office:value="0.130519" calcext:value-type="float">
            <text:p>0.130519</text:p>
          </table:table-cell>
          <table:table-cell office:value-type="float" office:value="0.113441" calcext:value-type="float">
            <text:p>0.113441</text:p>
          </table:table-cell>
          <table:table-cell office:value-type="float" office:value="0.148225" calcext:value-type="float">
            <text:p>0.148225</text:p>
          </table:table-cell>
          <table:table-cell table:formula="of:=AVERAGE([.F19];[.E19];[.D19];[.C19])" office:value-type="float" office:value="0.1323725" calcext:value-type="float">
            <text:p>0.1323725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n=4</text:p>
          </table:table-cell>
          <table:table-cell office:value-type="string" calcext:value-type="string">
            <text:p># eventos</text:p>
          </table:table-cell>
          <table:table-cell office:value-type="float" office:value="197" calcext:value-type="float">
            <text:p>197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2"/>
          <table:table-cell office:value-type="string" calcext:value-type="string">
            <text:p>fano</text:p>
          </table:table-cell>
          <table:table-cell office:value-type="float" office:value="0.126228" calcext:value-type="float">
            <text:p>0.126228</text:p>
          </table:table-cell>
          <table:table-cell office:value-type="float" office:value="0.142422" calcext:value-type="float">
            <text:p>0.142422</text:p>
          </table:table-cell>
          <table:table-cell office:value-type="float" office:value="0.126213" calcext:value-type="float">
            <text:p>0.126213</text:p>
          </table:table-cell>
          <table:table-cell office:value-type="float" office:value="0.134395" calcext:value-type="float">
            <text:p>0.134395</text:p>
          </table:table-cell>
          <table:table-cell table:formula="of:=AVERAGE([.F21];[.E21];[.D21];[.C21])" office:value-type="float" office:value="0.1323145" calcext:value-type="float">
            <text:p>0.1323145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2sigma</text:p>
          </table:table-cell>
          <table:table-cell table:style-name="Default" table:number-columns-repeated="2"/>
          <table:table-cell table:style-name="Default" office:value-type="string" calcext:value-type="string">
            <text:p>3sigma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1515-1575</text:p>
          </table:table-cell>
          <table:table-cell table:style-name="Default" office:value-type="string" calcext:value-type="string">
            <text:p>1510-1580</text:p>
          </table:table-cell>
          <table:table-cell table:style-name="Default" office:value-type="string" calcext:value-type="string">
            <text:p>1505-1585</text:p>
          </table:table-cell>
          <table:table-cell table:style-name="Default" office:value-type="string" calcext:value-type="string">
            <text:p>1500-1590</text:p>
          </table:table-cell>
          <table:table-cell table:style-name="Default"/>
          <table:table-cell office:value-type="string" calcext:value-type="string">
            <text:p>sigma 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string" calcext:value-type="string">
            <text:p>fano</text:p>
          </table:table-cell>
          <table:table-cell table:style-name="Default" office:value-type="float" office:value="0.107435" calcext:value-type="float">
            <text:p>0.107435</text:p>
          </table:table-cell>
          <table:table-cell table:style-name="Default" office:value-type="float" office:value="0.117786" calcext:value-type="float">
            <text:p>0.117786</text:p>
          </table:table-cell>
          <table:table-cell table:style-name="Default" office:value-type="float" office:value="0.131823" calcext:value-type="float">
            <text:p>0.131823</text:p>
          </table:table-cell>
          <table:table-cell table:style-name="Default" office:value-type="float" office:value="0.136672" calcext:value-type="float">
            <text:p>0.136672</text:p>
          </table:table-cell>
          <table:table-cell table:style-name="Default"/>
          <table:table-cell office:value-type="string" calcext:value-type="string">
            <text:p>mean</text:p>
          </table:table-cell>
          <table:table-cell office:value-type="float" office:value="1545" calcext:value-type="float">
            <text:p>1545</text:p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 table:number-columns-repeated="3"/>
        </table:table-row>
        <table:table-row table:style-name="ro1">
          <table:table-cell office:value-type="string" calcext:value-type="string">
            <text:p>fano biblio</text:p>
          </table:table-cell>
          <table:table-cell table:style-name="Default" office:value-type="float" office:value="0.1161" calcext:value-type="float">
            <text:p>0.1161</text:p>
          </table:table-cell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3" office:value-type="string" calcext:value-type="string">
            <text:p><text:a xlink:href="https://doi.org/10.1016/S0168-9002(97)00965-0" xlink:type="simple">https://doi.org/10.1016/S0168-9002(97)00965-0</text:a></text:p>
          </table:table-cell>
          <table:table-cell table:style-name="Default" table:number-columns-repeated="5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8T13:42:15.862932997</meta:creation-date>
    <dc:date>2018-08-28T18:12:21.454948738</dc:date>
    <meta:editing-duration>PT17M22S</meta:editing-duration>
    <meta:editing-cycles>1</meta:editing-cycles>
    <meta:document-statistic meta:table-count="1" meta:cell-count="132" meta:object-count="0"/>
    <meta:generator>LibreOffice/5.1.6.2$Linux_X86_64 LibreOffice_project/10m0$Build-2</meta:generator>
  </office:meta>
</office:document-meta>
</file>